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2" style:family="graphic" style:parent-style-name="objectwithoutfill">
      <style:graphic-properties svg:stroke-width="0.102cm" draw:marker-start-width="0.508cm" draw:marker-end-width="0.508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draw:stroke="dash" draw:stroke-dash="Fine_20_Dashed"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svg:stroke-width="0.102cm" svg:stroke-color="#000000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6" style:family="graphic" style:parent-style-name="objectwithoutfill">
      <style:graphic-properties draw:stroke="solid" draw:stroke-dash="Fine_20_Dashed" svg:stroke-width="0.102cm" draw:marker-start-width="0.508cm" draw:marker-end-width="0.508cm" draw:fill="none" draw:textarea-vertical-align="middle" fo:padding-top="0.175cm" fo:padding-bottom="0.175cm" fo:padding-left="0.3cm" fo:padding-right="0.3cm"/>
    </style:style>
    <style:style style:name="P1" style:family="paragraph">
      <style:text-properties fo:font-size="36pt" style:font-size-asian="36pt" style:font-size-complex="36pt"/>
    </style:style>
    <style:style style:name="P2" style:family="paragraph">
      <style:paragraph-properties fo:text-align="center"/>
    </style:style>
    <style:style style:name="P3" style:family="paragraph">
      <style:text-properties fo:font-size="32pt" style:font-size-asian="32pt" style:font-size-complex="32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color="#c5000b" fo:font-size="36pt" style:font-size-asian="36pt" style:font-size-complex="36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459cm" svg:height="11.627cm" svg:x="3.55cm" svg:y="4.728cm">
          <draw:text-box>
            <text:p><text:span text:style-name="T1">000 <text:s text:c="2"/>0 (000)</text:span></text:p>
            <text:p><text:span text:style-name="T1">001 <text:s text:c="2"/>1 (001)</text:span></text:p>
            <text:p><text:span text:style-name="T1">011 <text:s text:c="2"/>2 (010)</text:span></text:p>
            <text:p><text:span text:style-name="T1">010 <text:s text:c="2"/>3 (011)</text:span></text:p>
            <text:p><text:span text:style-name="T1">110 <text:s text:c="2"/>4 (</text:span><text:span text:style-name="T2">1</text:span><text:span text:style-name="T1">00)</text:span></text:p>
            <text:p><text:span text:style-name="T1">111 <text:s text:c="2"/>5 (</text:span><text:span text:style-name="T2">1</text:span><text:span text:style-name="T1">01)</text:span></text:p>
            <text:p><text:span text:style-name="T1">101 <text:s text:c="2"/>6 (</text:span><text:span text:style-name="T2">1</text:span><text:span text:style-name="T1">10)</text:span></text:p>
            <text:p><text:span text:style-name="T1">100 <text:s text:c="2"/>7 (</text:span><text:span text:style-name="T2">1</text:span><text:span text:style-name="T1">11)</text:span></text:p>
          </draw:text-box>
        </draw:frame>
        <draw:line draw:style-name="gr2" draw:text-style-name="P2" draw:layer="layout" svg:x1="6.597cm" svg:y1="2.844cm" svg:x2="6.516cm" svg:y2="16.355cm">
          <text:p/>
        </draw:line>
        <draw:line draw:style-name="gr3" draw:text-style-name="P2" draw:layer="layout" svg:x1="3.109cm" svg:y1="10.621cm" svg:x2="11.968cm" svg:y2="10.541cm">
          <text:p/>
        </draw:line>
        <draw:frame draw:style-name="gr4" draw:text-style-name="P1" draw:layer="layout" svg:width="1.137cm" svg:height="1.673cm" svg:x="8.321cm" svg:y="2.926cm">
          <draw:text-box>
            <text:p text:style-name="P1"><text:span text:style-name="T1">k</text:span></text:p>
          </draw:text-box>
        </draw:frame>
        <draw:frame draw:style-name="gr4" draw:text-style-name="P3" draw:layer="layout" svg:width="2.962cm" svg:height="1.517cm" svg:x="3.422cm" svg:y="3.027cm">
          <draw:text-box>
            <text:p text:style-name="P3"><text:span text:style-name="T3">code</text:span></text:p>
          </draw:text-box>
        </draw:frame>
        <draw:custom-shape draw:style-name="gr5" draw:text-style-name="P2" draw:layer="layout" svg:width="8.859cm" svg:height="13.551cm" svg:x="3.109cm" svg:y="2.804cm">
          <text:p/>
          <draw:enhanced-geometry svg:viewBox="0 0 21600 21600" draw:type="rectangle" draw:enhanced-path="M 0 0 L 21600 0 21600 21600 0 21600 0 0 Z N"/>
        </draw:custom-shape>
        <draw:line draw:style-name="gr6" draw:text-style-name="P2" draw:layer="layout" svg:x1="3.11cm" svg:y1="4.821cm" svg:x2="11.969cm" svg:y2="4.741cm">
          <text:p/>
        </draw:line>
        <draw:frame draw:style-name="gr4" draw:text-style-name="P1" draw:layer="layout" svg:width="3.36cm" svg:height="1.673cm" svg:x="5.622cm" svg:y="0.927cm">
          <draw:text-box>
            <text:p text:style-name="P1"><text:span text:style-name="T1">n = 3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20.3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5T17:32:44.416774276</meta:creation-date>
    <dc:date>2016-08-15T17:50:50.566103968</dc:date>
    <dc:creator>elucterio </dc:creator>
    <meta:editing-duration>PT2M56S</meta:editing-duration>
    <meta:editing-cycles>2</meta:editing-cycles>
    <meta:generator>LibreOffice/4.2.8.2$Linux_X86_64 LibreOffice_project/420m0$Build-2</meta:generator>
    <meta:document-statistic meta:object-count="8"/>
  </office:meta>
</office:document-meta>
</file>